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/>
      <style:text-properties style:font-name="Liberation Sans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3a050" officeooo:paragraph-rsid="0053a050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59194" officeooo:paragraph-rsid="00559194" style:font-name-asian="Noto Serif CJK SC" style:font-size-asian="14pt" style:font-weight-asian="bold" style:font-name-complex="FreeSans1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a050" officeooo:paragraph-rsid="0053a050" style:font-name-asian="Noto Serif CJK SC" style:font-size-asian="14pt" style:font-weight-asian="normal" style:font-name-complex="FreeSans1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16cc4" officeooo:paragraph-rsid="00516cc4" style:font-name-asian="Noto Serif CJK SC" style:font-size-asian="14pt" style:font-weight-asian="normal" style:font-name-complex="FreeSans1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248d2" officeooo:paragraph-rsid="005248d2" style:font-name-asian="Noto Serif CJK SC" style:font-size-asian="14pt" style:font-weight-asian="normal" style:font-name-complex="FreeSans1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194" officeooo:paragraph-rsid="00559194" style:font-name-asian="Noto Serif CJK SC" style:font-size-asian="14pt" style:font-weight-asian="normal" style:font-name-complex="FreeSans1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officeooo:paragraph-rsid="0056eb41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559194" officeooo:paragraph-rsid="00559194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3a050"/>
    </style:style>
    <style:style style:name="T7" style:family="text">
      <style:text-properties officeooo:rsid="0041a84b"/>
    </style:style>
    <style:style style:name="T8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font-size="14pt" fo:font-weight="bold" officeooo:rsid="005248d2" style:font-name-asian="Noto Serif CJK SC" style:font-size-asian="14pt" style:font-weight-asian="bold" style:font-name-complex="FreeSans1" style:font-size-complex="14pt" style:font-weight-complex="bold"/>
    </style:style>
    <style:style style:name="T11" style:family="text">
      <style:text-properties fo:font-size="14pt" fo:font-weight="bold" officeooo:rsid="0053a050" style:font-name-asian="Noto Serif CJK SC" style:font-size-asian="14pt" style:font-weight-asian="bold" style:font-name-complex="FreeSans1" style:font-size-complex="14pt" style:font-weight-complex="bold"/>
    </style:style>
    <style:style style:name="T12" style:family="text">
      <style:text-properties fo:font-size="14pt" fo:font-weight="bold" officeooo:rsid="0056eb41" style:font-name-asian="Noto Serif CJK SC" style:font-size-asian="14pt" style:font-weight-asian="bold" style:font-name-complex="FreeSans1" style:font-size-complex="14pt" style:font-weight-complex="bold"/>
    </style:style>
    <style:style style:name="T13" style:family="text">
      <style:text-properties fo:font-size="14pt" fo:font-weight="normal" officeooo:rsid="00516cc4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56eb41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fo:font-weight="normal" officeooo:rsid="005248d2" style:font-name-asian="Noto Serif CJK SC" style:font-size-asian="14pt" style:font-weight-asian="normal" style:font-name-complex="FreeSans1" style:font-size-complex="14pt" style:font-weight-complex="normal"/>
    </style:style>
    <style:style style:name="T17" style:family="text">
      <style:text-properties fo:font-size="14pt" fo:font-weight="normal" officeooo:rsid="0053a050" style:font-name-asian="Noto Serif CJK SC" style:font-size-asian="14pt" style:font-weight-asian="normal" style:font-name-complex="FreeSans1" style:font-size-complex="14pt" style:font-weight-complex="normal"/>
    </style:style>
    <style:style style:name="T18" style:family="text">
      <style:text-properties fo:font-size="14pt" fo:font-weight="normal" officeooo:rsid="0056eb41" style:font-name-asian="Noto Serif CJK SC" style:font-size-asian="14pt" style:font-weight-asian="normal" style:font-name-complex="FreeSans1" style:font-size-complex="14pt" style:font-weight-complex="normal"/>
    </style:style>
    <style:style style:name="T19" style:family="text">
      <style:text-properties style:font-name="Liberation Sans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20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21" style:family="text">
      <style:text-properties style:font-name="Liberation Sans" fo:font-size="14pt" fo:font-weight="normal" officeooo:rsid="005248d2" style:font-name-asian="Noto Serif CJK SC" style:font-size-asian="14pt" style:font-weight-asian="normal" style:font-name-complex="FreeSans1" style:font-size-complex="14pt" style:font-weight-complex="normal"/>
    </style:style>
    <style:style style:name="T22" style:family="text">
      <style:text-properties style:font-name-asian="Noto Serif CJK SC" style:font-name-complex="FreeSans1"/>
    </style:style>
    <style:style style:name="T23" style:family="text">
      <style:text-properties officeooo:rsid="005248d2" style:font-name-asian="Noto Serif CJK SC" style:font-name-complex="FreeSans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16cc4" style:font-weight-asian="normal" style:font-weight-complex="normal"/>
    </style:style>
    <style:style style:name="T26" style:family="text">
      <style:text-properties fo:font-weight="normal" style:font-name-asian="Noto Serif CJK SC" style:font-weight-asian="normal" style:font-name-complex="FreeSans1" style:font-weight-complex="normal"/>
    </style:style>
    <style:style style:name="T27" style:family="text">
      <style:text-properties fo:font-weight="normal" officeooo:rsid="00559194" style:font-name-asian="Noto Serif CJK SC" style:font-weight-asian="normal" style:font-name-complex="FreeSans1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Objectif</text:span><text:span text:style-name="T8">s</text:span><text:span text:style-name="T14"> : </text:span><text:span text:style-name="T16">I</text:span><text:span text:style-name="T17">nstitutionnalis</text:span><text:span text:style-name="T18">er</text:span><text:span text:style-name="T13"> la définition </text:span><text:span text:style-name="T15">et l’écriture </text:span><text:span text:style-name="T13">des nombres rationnels</text:span></text:p>
      <text:h text:style-name="P2" text:outline-level="1">Déroulé</text:h>
      <text:list xml:id="list2464481456" text:style-name="L1">
        <text:list-item>
          <text:p text:style-name="P3">Questions flash<text:span text:style-name="T24"> </text:span><text:span text:style-name="T25">(10 min)</text:span></text:p>
          <text:p text:style-name="P6">Activité « bien démarrer » p. 52</text:p>
          <text:p text:style-name="P7"/>
        </text:list-item>
        <text:list-item>
          <text:p text:style-name="P4"><text:span text:style-name="T23">I</text:span><text:span text:style-name="T22">nstitutionnalisation</text:span><text:span text:style-name="T26"> de l’activité de la veille </text:span><text:span text:style-name="T27">(30 min)</text:span></text:p>
          <text:list>
            <text:list-item>
              <text:p text:style-name="P8">Définition des nombres rationnels</text:p>
            </text:list-item>
            <text:list-item>
              <text:p text:style-name="P11"><text:span text:style-name="T21">E</text:span><text:span text:style-name="T20">criture d’un nombre rationnel (quotient de 2 nombres entiers positifs avec éventuellement un signe moins devant la barre de fraction).</text:span></text:p>
              <text:p text:style-name="P9"/>
            </text:list-item>
          </text:list>
        </text:list-item>
        <text:list-item>
          <text:p text:style-name="P11"><text:span text:style-name="T19">Entrainement </text:span><text:span text:style-name="T20">: exercice 17 p. 58 (15 min)</text:span></text:p>
          <text:p text:style-name="P9">Un nombre peut être à la fois rationnel et décimal – lien avec les ensembles de nombres vus plus tard dans la scolarité.</text:p>
          <text:p text:style-name="P9"/>
        </text:list-item>
        <text:list-item>
          <text:p text:style-name="P5">TaF</text:p>
          <text:p text:style-name="P9">ex 18 et 19 p. 58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23">
      <number:day number:calendar="jewish"/>
      <number:text> </number:text>
      <number:month number:calendar="jewish" number:style="long" number:textual="true"/>
    </number:date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1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3a050"/>
    </style:style>
    <style:style style:name="MT7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3">Séance </text:span><text:span text:style-name="MT6">2</text:span><text:span text:style-name="MT1"> (</text:span><text:span text:style-name="MT6">1</text:span><text:span text:style-name="MT1">h) </text:span><text:span text:style-name="MT7">- </text:span><text:span text:style-name="MT1">1</text:span><text:span text:style-name="MT6">4</text:span><text:span text:style-name="MT7">/</text:span><text:span text:style-name="MT5">1</text:span>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7T09:40:51.242513623</dc:date>
    <meta:editing-duration>PT9H58M1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3" meta:character-count="619" meta:non-whitespace-character-count="528"/>
  </office:meta>
</office:document-meta>
</file>